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3924" style:font-weight-asian="bold" style:font-weight-complex="bold"/>
    </style:style>
    <style:style style:name="P3" style:family="paragraph" style:parent-style-name="Standard">
      <style:text-properties fo:font-weight="bold" officeooo:rsid="001f3924" officeooo:paragraph-rsid="001f3924" style:font-weight-asian="bold" style:font-weight-complex="bold"/>
    </style:style>
    <style:style style:name="P4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5" style:family="paragraph" style:parent-style-name="Standard">
      <style:text-properties fo:font-weight="bold" officeooo:rsid="001f3924" officeooo:paragraph-rsid="002a09d7" style:font-weight-asian="bold" style:font-weight-complex="bold"/>
    </style:style>
    <style:style style:name="P6" style:family="paragraph" style:parent-style-name="Standard">
      <style:text-properties fo:font-weight="bold" officeooo:rsid="001f3924" officeooo:paragraph-rsid="0043071d" style:font-weight-asian="bold" style:font-weight-complex="bold"/>
    </style:style>
    <style:style style:name="P7" style:family="paragraph" style:parent-style-name="Standard">
      <style:text-properties fo:font-weight="bold" officeooo:paragraph-rsid="001fa22a" style:font-weight-asian="bold" style:font-weight-complex="bold"/>
    </style:style>
    <style:style style:name="P8" style:family="paragraph" style:parent-style-name="Standard">
      <style:text-properties fo:font-weight="bold" officeooo:paragraph-rsid="0024831b" style:font-weight-asian="bold" style:font-weight-complex="bold"/>
    </style:style>
    <style:style style:name="P9" style:family="paragraph" style:parent-style-name="Standard">
      <style:text-properties fo:font-weight="bold" officeooo:paragraph-rsid="002660f1" style:font-weight-asian="bold" style:font-weight-complex="bold"/>
    </style:style>
    <style:style style:name="P10" style:family="paragraph" style:parent-style-name="Standard">
      <style:text-properties fo:font-weight="bold" officeooo:paragraph-rsid="00280f0d" style:font-weight-asian="bold" style:font-weight-complex="bold"/>
    </style:style>
    <style:style style:name="P11" style:family="paragraph" style:parent-style-name="Standard">
      <style:text-properties fo:font-weight="bold" officeooo:paragraph-rsid="002904b5" style:font-weight-asian="bold" style:font-weight-complex="bold"/>
    </style:style>
    <style:style style:name="P12" style:family="paragraph" style:parent-style-name="Standard">
      <style:text-properties fo:font-weight="bold" officeooo:paragraph-rsid="002b42fa" style:font-weight-asian="bold" style:font-weight-complex="bold"/>
    </style:style>
    <style:style style:name="P13" style:family="paragraph" style:parent-style-name="Standard">
      <style:text-properties fo:font-weight="bold" officeooo:paragraph-rsid="002f54b1" style:font-weight-asian="bold" style:font-weight-complex="bold"/>
    </style:style>
    <style:style style:name="P14" style:family="paragraph" style:parent-style-name="Standard">
      <style:text-properties fo:font-weight="bold" officeooo:paragraph-rsid="0033be20" style:font-weight-asian="bold" style:font-weight-complex="bold"/>
    </style:style>
    <style:style style:name="P15" style:family="paragraph" style:parent-style-name="Standard">
      <style:text-properties fo:font-weight="bold" officeooo:paragraph-rsid="00374ef4" style:font-weight-asian="bold" style:font-weight-complex="bold"/>
    </style:style>
    <style:style style:name="P16" style:family="paragraph" style:parent-style-name="Standard">
      <style:text-properties fo:font-weight="bold" officeooo:paragraph-rsid="003b26ff" style:font-weight-asian="bold" style:font-weight-complex="bold"/>
    </style:style>
    <style:style style:name="P17" style:family="paragraph" style:parent-style-name="Standard">
      <style:text-properties fo:font-weight="bold" officeooo:paragraph-rsid="003b36af" style:font-weight-asian="bold" style:font-weight-complex="bold"/>
    </style:style>
    <style:style style:name="P18" style:family="paragraph" style:parent-style-name="Standard">
      <style:text-properties fo:font-weight="bold" officeooo:paragraph-rsid="003c435d" style:font-weight-asian="bold" style:font-weight-complex="bold"/>
    </style:style>
    <style:style style:name="P19" style:family="paragraph" style:parent-style-name="Standard">
      <style:text-properties fo:font-weight="bold" officeooo:paragraph-rsid="0043071d" style:font-weight-asian="bold" style:font-weight-complex="bold"/>
    </style:style>
    <style:style style:name="P20" style:family="paragraph" style:parent-style-name="Standard">
      <style:text-properties fo:font-weight="bold" officeooo:paragraph-rsid="00479d01" style:font-weight-asian="bold" style:font-weight-complex="bold"/>
    </style:style>
    <style:style style:name="P21" style:family="paragraph" style:parent-style-name="Standard">
      <style:text-properties fo:font-weight="bold" officeooo:paragraph-rsid="004c2a4b" style:font-weight-asian="bold" style:font-weight-complex="bold"/>
    </style:style>
    <style:style style:name="P22" style:family="paragraph" style:parent-style-name="Standard">
      <style:text-properties fo:font-weight="bold" officeooo:paragraph-rsid="004fdeb1" style:font-weight-asian="bold" style:font-weight-complex="bold"/>
    </style:style>
    <style:style style:name="P23" style:family="paragraph" style:parent-style-name="Standard">
      <style:text-properties fo:font-weight="bold" officeooo:paragraph-rsid="007bd93c" style:font-weight-asian="bold" style:font-weight-complex="bold"/>
    </style:style>
    <style:style style:name="P24" style:family="paragraph" style:parent-style-name="Standard">
      <style:text-properties fo:font-weight="bold" officeooo:paragraph-rsid="008add9a" style:font-weight-asian="bold" style:font-weight-complex="bold"/>
    </style:style>
    <style:style style:name="P25" style:family="paragraph" style:parent-style-name="Standard">
      <style:text-properties fo:font-weight="bold" officeooo:paragraph-rsid="008c459f" style:font-weight-asian="bold" style:font-weight-complex="bold"/>
    </style:style>
    <style:style style:name="P26" style:family="paragraph" style:parent-style-name="Standard">
      <style:text-properties fo:font-weight="bold" officeooo:paragraph-rsid="00936c1b" style:font-weight-asian="bold" style:font-weight-complex="bold"/>
    </style:style>
    <style:style style:name="P27" style:family="paragraph" style:parent-style-name="Standard">
      <style:text-properties fo:font-weight="bold" officeooo:paragraph-rsid="00992019" style:font-weight-asian="bold" style:font-weight-complex="bold"/>
    </style:style>
    <style:style style:name="P28" style:family="paragraph" style:parent-style-name="Standard">
      <style:text-properties fo:font-weight="bold" officeooo:paragraph-rsid="00a26690" style:font-weight-asian="bold" style:font-weight-complex="bold"/>
    </style:style>
    <style:style style:name="P29" style:family="paragraph" style:parent-style-name="Standard">
      <style:text-properties fo:font-weight="bold" officeooo:paragraph-rsid="00aad84c" style:font-weight-asian="bold" style:font-weight-complex="bold"/>
    </style:style>
    <style:style style:name="P30" style:family="paragraph" style:parent-style-name="Standard">
      <style:text-properties fo:font-weight="bold" officeooo:rsid="003934ee" officeooo:paragraph-rsid="00374ef4" style:font-weight-asian="bold" style:font-weight-complex="bold"/>
    </style:style>
    <style:style style:name="P31" style:family="paragraph" style:parent-style-name="Standard">
      <style:text-properties fo:font-weight="bold" officeooo:rsid="003934ee" officeooo:paragraph-rsid="003b26ff" style:font-weight-asian="bold" style:font-weight-complex="bold"/>
    </style:style>
    <style:style style:name="P32" style:family="paragraph" style:parent-style-name="Standard">
      <style:text-properties fo:font-weight="bold" officeooo:rsid="003934ee" officeooo:paragraph-rsid="003b36af" style:font-weight-asian="bold" style:font-weight-complex="bold"/>
    </style:style>
    <style:style style:name="P33" style:family="paragraph" style:parent-style-name="Standard">
      <style:text-properties fo:font-weight="bold" officeooo:rsid="003934ee" officeooo:paragraph-rsid="00479d01" style:font-weight-asian="bold" style:font-weight-complex="bold"/>
    </style:style>
    <style:style style:name="P34" style:family="paragraph" style:parent-style-name="Standard">
      <style:text-properties fo:font-weight="bold" officeooo:rsid="003934ee" officeooo:paragraph-rsid="003c435d" style:font-weight-asian="bold" style:font-weight-complex="bold"/>
    </style:style>
    <style:style style:name="P35" style:family="paragraph" style:parent-style-name="Standard">
      <style:text-properties fo:font-weight="bold" officeooo:rsid="0043071d" style:font-weight-asian="bold" style:font-weight-complex="bold"/>
    </style:style>
    <style:style style:name="P36" style:family="paragraph" style:parent-style-name="Standard">
      <style:text-properties fo:font-weight="bold" officeooo:rsid="0043071d" officeooo:paragraph-rsid="009f7208" style:font-weight-asian="bold" style:font-weight-complex="bold"/>
    </style:style>
    <style:style style:name="P37" style:family="paragraph" style:parent-style-name="Standard">
      <style:text-properties fo:font-weight="bold" officeooo:rsid="004f11fd" officeooo:paragraph-rsid="004f11fd" style:font-weight-asian="bold" style:font-weight-complex="bold"/>
    </style:style>
    <style:style style:name="P38" style:family="paragraph" style:parent-style-name="Standard">
      <style:text-properties fo:font-weight="bold" officeooo:rsid="004f11fd" officeooo:paragraph-rsid="004fdeb1" style:font-weight-asian="bold" style:font-weight-complex="bold"/>
    </style:style>
    <style:style style:name="P39" style:family="paragraph" style:parent-style-name="Standard">
      <style:text-properties fo:font-weight="bold" officeooo:paragraph-rsid="008f484b" style:font-weight-asian="bold" style:font-weight-complex="bold"/>
    </style:style>
    <style:style style:name="P40" style:family="paragraph" style:parent-style-name="Standard">
      <style:text-properties fo:font-weight="bold" officeooo:paragraph-rsid="00963f48" style:font-weight-asian="bold" style:font-weight-complex="bold"/>
    </style:style>
    <style:style style:name="P41" style:family="paragraph" style:parent-style-name="Standard">
      <style:text-properties fo:font-weight="bold" fo:background-color="#fff200" style:font-weight-asian="bold" style:font-weight-complex="bold"/>
    </style:style>
    <style:style style:name="P42" style:family="paragraph" style:parent-style-name="Standard">
      <style:text-properties fo:font-weight="bold" officeooo:paragraph-rsid="009f1e03" fo:background-color="#fff200" style:font-weight-asian="bold" style:font-weight-complex="bold"/>
    </style:style>
    <style:style style:name="P43" style:family="paragraph" style:parent-style-name="Standard">
      <style:text-properties fo:font-weight="bold" officeooo:paragraph-rsid="00a4b6e2" fo:background-color="#fff200" style:font-weight-asian="bold" style:font-weight-complex="bold"/>
    </style:style>
    <style:style style:name="P44" style:family="paragraph" style:parent-style-name="Standard">
      <style:text-properties fo:font-weight="bold" fo:background-color="transparent" style:font-weight-asian="bold" style:font-weight-complex="bold"/>
    </style:style>
    <style:style style:name="P45" style:family="paragraph" style:parent-style-name="Standard">
      <style:text-properties fo:font-weight="bold" officeooo:paragraph-rsid="0022b5f6" fo:background-color="transparent" style:font-weight-asian="bold" style:font-weight-complex="bold"/>
    </style:style>
    <style:style style:name="P46" style:family="paragraph" style:parent-style-name="Standard">
      <style:text-properties fo:font-weight="bold" officeooo:paragraph-rsid="0024285a" fo:background-color="transparent" style:font-weight-asian="bold" style:font-weight-complex="bold"/>
    </style:style>
    <style:style style:name="P47" style:family="paragraph" style:parent-style-name="Standard">
      <style:text-properties fo:font-weight="bold" officeooo:paragraph-rsid="0024831b" fo:background-color="transparent" style:font-weight-asian="bold" style:font-weight-complex="bold"/>
    </style:style>
    <style:style style:name="P48" style:family="paragraph" style:parent-style-name="Standard">
      <style:text-properties fo:font-weight="bold" officeooo:paragraph-rsid="002c05bd" fo:background-color="transparent" style:font-weight-asian="bold" style:font-weight-complex="bold"/>
    </style:style>
    <style:style style:name="P49" style:family="paragraph" style:parent-style-name="Standard">
      <style:text-properties fo:font-weight="bold" officeooo:paragraph-rsid="002f54b1" fo:background-color="transparent" style:font-weight-asian="bold" style:font-weight-complex="bold"/>
    </style:style>
    <style:style style:name="P50" style:family="paragraph" style:parent-style-name="Standard">
      <style:text-properties fo:font-weight="bold" officeooo:paragraph-rsid="0033be20" fo:background-color="transparent" style:font-weight-asian="bold" style:font-weight-complex="bold"/>
    </style:style>
    <style:style style:name="P51" style:family="paragraph" style:parent-style-name="Standard">
      <style:text-properties fo:font-weight="bold" officeooo:paragraph-rsid="003b26ff" fo:background-color="transparent" style:font-weight-asian="bold" style:font-weight-complex="bold"/>
    </style:style>
    <style:style style:name="P52" style:family="paragraph" style:parent-style-name="Standard">
      <style:text-properties fo:font-weight="bold" officeooo:paragraph-rsid="003b36af" fo:background-color="transparent" style:font-weight-asian="bold" style:font-weight-complex="bold"/>
    </style:style>
    <style:style style:name="P53" style:family="paragraph" style:parent-style-name="Standard">
      <style:text-properties fo:font-weight="bold" officeooo:paragraph-rsid="003c435d" fo:background-color="transparent" style:font-weight-asian="bold" style:font-weight-complex="bold"/>
    </style:style>
    <style:style style:name="P54" style:family="paragraph" style:parent-style-name="Standard">
      <style:text-properties fo:font-weight="bold" officeooo:paragraph-rsid="003ea411" fo:background-color="transparent" style:font-weight-asian="bold" style:font-weight-complex="bold"/>
    </style:style>
    <style:style style:name="P55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56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57" style:family="paragraph" style:parent-style-name="Standard">
      <style:text-properties fo:font-weight="bold" officeooo:paragraph-rsid="007dec11" fo:background-color="transparent" style:font-weight-asian="bold" style:font-weight-complex="bold"/>
    </style:style>
    <style:style style:name="P58" style:family="paragraph" style:parent-style-name="Standard">
      <style:text-properties fo:font-weight="bold" officeooo:paragraph-rsid="0088a9d9" fo:background-color="transparent" style:font-weight-asian="bold" style:font-weight-complex="bold"/>
    </style:style>
    <style:style style:name="P59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60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61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62" style:family="paragraph" style:parent-style-name="Standard">
      <style:text-properties fo:font-weight="bold" officeooo:rsid="0041c902" officeooo:paragraph-rsid="0041c902" fo:background-color="transparent" style:font-weight-asian="bold" style:font-weight-complex="bold"/>
    </style:style>
    <style:style style:name="P63" style:family="paragraph" style:parent-style-name="Standard">
      <style:text-properties fo:font-weight="bold" officeooo:rsid="0041c902" officeooo:paragraph-rsid="009f7208" fo:background-color="transparent" style:font-weight-asian="bold" style:font-weight-complex="bold"/>
    </style:style>
    <style:style style:name="P64" style:family="paragraph" style:parent-style-name="Standard">
      <style:text-properties fo:font-weight="bold" officeooo:rsid="004f11fd" officeooo:paragraph-rsid="008add9a" fo:background-color="transparent" style:font-weight-asian="bold" style:font-weight-complex="bold"/>
    </style:style>
    <style:style style:name="P65" style:family="paragraph" style:parent-style-name="Standard">
      <style:text-properties fo:font-weight="bold" officeooo:rsid="004f11fd" officeooo:paragraph-rsid="008c459f" fo:background-color="transparent" style:font-weight-asian="bold" style:font-weight-complex="bold"/>
    </style:style>
    <style:style style:name="P66" style:family="paragraph" style:parent-style-name="Standard">
      <style:text-properties fo:font-weight="bold" officeooo:rsid="004f11fd" officeooo:paragraph-rsid="00936c1b" fo:background-color="transparent" style:font-weight-asian="bold" style:font-weight-complex="bold"/>
    </style:style>
    <style:style style:name="P67" style:family="paragraph" style:parent-style-name="Standard">
      <style:text-properties fo:font-weight="bold" officeooo:rsid="004f11fd" officeooo:paragraph-rsid="00963f48" fo:background-color="transparent" style:font-weight-asian="bold" style:font-weight-complex="bold"/>
    </style:style>
    <style:style style:name="P68" style:family="paragraph" style:parent-style-name="Standard">
      <style:text-properties fo:font-weight="bold" officeooo:rsid="004f11fd" officeooo:paragraph-rsid="00aad84c" fo:background-color="transparent" style:font-weight-asian="bold" style:font-weight-complex="bold"/>
    </style:style>
    <style:style style:name="P69" style:family="paragraph" style:parent-style-name="Standard">
      <style:text-properties fo:font-weight="bold" officeooo:rsid="004f11fd" officeooo:paragraph-rsid="00a26690" fo:background-color="transparent" style:font-weight-asian="bold" style:font-weight-complex="bold"/>
    </style:style>
    <style:style style:name="P70" style:family="paragraph" style:parent-style-name="Standard">
      <style:text-properties fo:font-weight="bold" officeooo:rsid="004f11fd" officeooo:paragraph-rsid="007bd93c" fo:background-color="transparent" style:font-weight-asian="bold" style:font-weight-complex="bold"/>
    </style:style>
    <style:style style:name="P71" style:family="paragraph" style:parent-style-name="Standard">
      <style:text-properties fo:font-weight="bold" officeooo:rsid="004f11fd" officeooo:paragraph-rsid="008239d1" fo:background-color="transparent" style:font-weight-asian="bold" style:font-weight-complex="bold"/>
    </style:style>
    <style:style style:name="P72" style:family="paragraph" style:parent-style-name="Standard">
      <style:text-properties fo:font-weight="bold" officeooo:rsid="004f11fd" officeooo:paragraph-rsid="008405bf" fo:background-color="transparent" style:font-weight-asian="bold" style:font-weight-complex="bold"/>
    </style:style>
    <style:style style:name="P73" style:family="paragraph" style:parent-style-name="Standard">
      <style:text-properties fo:font-weight="bold" officeooo:rsid="008239d1" officeooo:paragraph-rsid="008239d1" fo:background-color="transparent" style:font-weight-asian="bold" style:font-weight-complex="bold"/>
    </style:style>
    <style:style style:name="P74" style:family="paragraph" style:parent-style-name="Standard">
      <style:text-properties fo:font-weight="bold" officeooo:rsid="008239d1" officeooo:paragraph-rsid="008405bf" fo:background-color="transparent" style:font-weight-asian="bold" style:font-weight-complex="bold"/>
    </style:style>
    <style:style style:name="P75" style:family="paragraph" style:parent-style-name="Standard">
      <style:text-properties fo:font-weight="bold" officeooo:rsid="003934ee" officeooo:paragraph-rsid="003a3242" fo:background-color="transparent" style:font-weight-asian="bold" style:font-weight-complex="bold"/>
    </style:style>
    <style:style style:name="P76" style:family="paragraph" style:parent-style-name="Standard">
      <style:text-properties fo:font-weight="bold" officeooo:rsid="003934ee" officeooo:paragraph-rsid="003b26ff" fo:background-color="transparent" style:font-weight-asian="bold" style:font-weight-complex="bold"/>
    </style:style>
    <style:style style:name="P77" style:family="paragraph" style:parent-style-name="Standard">
      <style:text-properties fo:font-weight="bold" officeooo:rsid="003934ee" officeooo:paragraph-rsid="003b36af" fo:background-color="transparent" style:font-weight-asian="bold" style:font-weight-complex="bold"/>
    </style:style>
    <style:style style:name="P78" style:family="paragraph" style:parent-style-name="Standard">
      <style:text-properties fo:font-weight="bold" officeooo:rsid="003934ee" officeooo:paragraph-rsid="00479d01" fo:background-color="transparent" style:font-weight-asian="bold" style:font-weight-complex="bold"/>
    </style:style>
    <style:style style:name="P79" style:family="paragraph" style:parent-style-name="Standard">
      <style:text-properties fo:font-weight="bold" officeooo:rsid="003934ee" officeooo:paragraph-rsid="003c435d" fo:background-color="transparent" style:font-weight-asian="bold" style:font-weight-complex="bold"/>
    </style:style>
    <style:style style:name="P80" style:family="paragraph" style:parent-style-name="Standard">
      <style:text-properties fo:font-weight="bold" officeooo:rsid="001f3924" officeooo:paragraph-rsid="009f7208" fo:background-color="transparent" style:font-weight-asian="bold" style:font-weight-complex="bold"/>
    </style:style>
    <style:style style:name="P81" style:family="paragraph" style:parent-style-name="Standard">
      <style:text-properties fo:font-weight="bold" officeooo:paragraph-rsid="007bd93c" fo:background-color="transparent" style:font-weight-asian="bold" style:font-weight-complex="bold"/>
    </style:style>
    <style:style style:name="P82" style:family="paragraph" style:parent-style-name="Standard">
      <style:text-properties fo:font-weight="normal" officeooo:paragraph-rsid="001fa22a" style:font-weight-asian="normal" style:font-weight-complex="normal"/>
    </style:style>
    <style:style style:name="P83" style:family="paragraph" style:parent-style-name="Standard">
      <style:text-properties officeooo:paragraph-rsid="001fa22a"/>
    </style:style>
    <style:style style:name="P84" style:family="paragraph" style:parent-style-name="Standard">
      <style:text-properties fo:background-color="#fff200"/>
    </style:style>
    <style:style style:name="P85" style:family="paragraph" style:parent-style-name="Standard">
      <style:text-properties officeooo:paragraph-rsid="003ea411" fo:background-color="#fff200"/>
    </style:style>
    <style:style style:name="P86" style:family="paragraph" style:parent-style-name="Standard">
      <style:text-properties officeooo:paragraph-rsid="0045a35f" fo:background-color="#fff200"/>
    </style:style>
    <style:style style:name="P87" style:family="paragraph" style:parent-style-name="Standard">
      <style:text-properties officeooo:paragraph-rsid="00a15b13" fo:background-color="#fff200"/>
    </style:style>
    <style:style style:name="P88" style:family="paragraph" style:parent-style-name="Standard">
      <style:text-properties officeooo:paragraph-rsid="00280f0d"/>
    </style:style>
    <style:style style:name="P89" style:family="paragraph" style:parent-style-name="Standard">
      <style:text-properties officeooo:paragraph-rsid="00374ef4"/>
    </style:style>
    <style:style style:name="P90" style:family="paragraph" style:parent-style-name="Standard">
      <style:text-properties officeooo:paragraph-rsid="003b26ff"/>
    </style:style>
    <style:style style:name="P91" style:family="paragraph" style:parent-style-name="Standard">
      <style:text-properties officeooo:paragraph-rsid="003b36af"/>
    </style:style>
    <style:style style:name="P92" style:family="paragraph" style:parent-style-name="Standard">
      <style:text-properties officeooo:paragraph-rsid="003c435d"/>
    </style:style>
    <style:style style:name="P93" style:family="paragraph" style:parent-style-name="Standard">
      <style:text-properties officeooo:paragraph-rsid="003fdec8"/>
    </style:style>
    <style:style style:name="P94" style:family="paragraph" style:parent-style-name="Standard">
      <style:text-properties officeooo:paragraph-rsid="0045a35f"/>
    </style:style>
    <style:style style:name="P95" style:family="paragraph" style:parent-style-name="Standard">
      <style:text-properties officeooo:paragraph-rsid="00479d01"/>
    </style:style>
    <style:style style:name="P96" style:family="paragraph" style:parent-style-name="Standard">
      <style:text-properties officeooo:paragraph-rsid="004f3f76"/>
    </style:style>
    <style:style style:name="P97" style:family="paragraph" style:parent-style-name="Standard">
      <style:text-properties officeooo:paragraph-rsid="005154bb"/>
    </style:style>
    <style:style style:name="P98" style:family="paragraph" style:parent-style-name="Standard">
      <style:text-properties officeooo:paragraph-rsid="007dec11"/>
    </style:style>
    <style:style style:name="P99" style:family="paragraph" style:parent-style-name="Standard">
      <style:text-properties officeooo:paragraph-rsid="008405bf"/>
    </style:style>
    <style:style style:name="P100" style:family="paragraph" style:parent-style-name="Standard">
      <style:text-properties officeooo:paragraph-rsid="008add9a"/>
    </style:style>
    <style:style style:name="P101" style:family="paragraph" style:parent-style-name="Standard">
      <style:text-properties officeooo:paragraph-rsid="008c459f"/>
    </style:style>
    <style:style style:name="P102" style:family="paragraph" style:parent-style-name="Standard">
      <style:text-properties officeooo:paragraph-rsid="008f484b"/>
    </style:style>
    <style:style style:name="P103" style:family="paragraph" style:parent-style-name="Standard">
      <style:text-properties officeooo:paragraph-rsid="00936c1b"/>
    </style:style>
    <style:style style:name="P104" style:family="paragraph" style:parent-style-name="Standard">
      <style:text-properties officeooo:paragraph-rsid="00963f48"/>
    </style:style>
    <style:style style:name="P105" style:family="paragraph" style:parent-style-name="Standard">
      <style:text-properties officeooo:paragraph-rsid="00992019"/>
    </style:style>
    <style:style style:name="P106" style:family="paragraph" style:parent-style-name="Standard">
      <style:text-properties officeooo:paragraph-rsid="009f7208"/>
    </style:style>
    <style:style style:name="P107" style:family="paragraph" style:parent-style-name="Standard">
      <style:text-properties officeooo:paragraph-rsid="00a26690"/>
    </style:style>
    <style:style style:name="P108" style:family="paragraph" style:parent-style-name="Standard">
      <style:text-properties officeooo:paragraph-rsid="00aad84c"/>
    </style:style>
    <style:style style:name="P109" style:family="paragraph" style:parent-style-name="Standard">
      <style:text-properties fo:color="#ce181e"/>
    </style:style>
    <style:style style:name="P110" style:family="paragraph" style:parent-style-name="Standard">
      <style:text-properties fo:color="#ce181e" fo:background-color="#fff200"/>
    </style:style>
    <style:style style:name="P111" style:family="paragraph" style:parent-style-name="Standard">
      <style:text-properties fo:color="#ce181e" officeooo:paragraph-rsid="00a15b13" fo:background-color="#fff200"/>
    </style:style>
    <style:style style:name="P112" style:family="paragraph" style:parent-style-name="Standard">
      <style:text-properties fo:color="#ce181e" officeooo:paragraph-rsid="0045a35f" fo:background-color="#fff200"/>
    </style:style>
    <style:style style:name="P113" style:family="paragraph" style:parent-style-name="Standard">
      <style:text-properties fo:color="#ce181e" officeooo:paragraph-rsid="001fa22a" fo:background-color="#fff200"/>
    </style:style>
    <style:style style:name="P114" style:family="paragraph" style:parent-style-name="Standard">
      <style:text-properties fo:color="#ce181e" fo:font-weight="normal" fo:background-color="#fff200" style:font-weight-asian="normal" style:font-weight-complex="normal"/>
    </style:style>
    <style:style style:name="P115" style:family="paragraph" style:parent-style-name="Standard">
      <style:text-properties fo:color="#ce181e" fo:font-weight="normal" officeooo:paragraph-rsid="001fa22a" fo:background-color="#fff200" style:font-weight-asian="normal" style:font-weight-complex="normal"/>
    </style:style>
    <style:style style:name="P116" style:family="paragraph" style:parent-style-name="Standard">
      <style:text-properties fo:color="#ce181e" fo:font-weight="normal" officeooo:rsid="003934ee" officeooo:paragraph-rsid="00a4b6e2" fo:background-color="#fff200" style:font-weight-asian="normal" style:font-weight-complex="normal"/>
    </style:style>
    <style:style style:name="P117" style:family="paragraph" style:parent-style-name="Standard">
      <style:text-properties fo:color="#ce181e" fo:font-weight="normal" officeooo:paragraph-rsid="0088a9d9" fo:background-color="transparent" style:font-weight-asian="normal" style:font-weight-complex="normal"/>
    </style:style>
    <style:style style:name="P118" style:family="paragraph" style:parent-style-name="Standard">
      <style:text-properties fo:color="#ce181e" fo:font-weight="bold" fo:background-color="#fff200" style:font-weight-asian="bold" style:font-weight-complex="bold"/>
    </style:style>
    <style:style style:name="P119" style:family="paragraph" style:parent-style-name="Standard">
      <style:text-properties fo:color="#ce181e" fo:font-weight="bold" officeooo:rsid="008239d1" officeooo:paragraph-rsid="008405bf" fo:background-color="transparent" style:font-weight-asian="bold" style:font-weight-complex="bold"/>
    </style:style>
    <style:style style:name="P120" style:family="paragraph" style:parent-style-name="Standard">
      <style:text-properties fo:color="#ce181e" fo:background-color="#fff200"/>
    </style:style>
    <style:style style:name="P121" style:family="paragraph" style:parent-style-name="Standard">
      <style:text-properties fo:font-weight="bold" officeooo:rsid="004f11fd" officeooo:paragraph-rsid="00b7cc2f" fo:background-color="transparent" style:font-weight-asian="bold" style:font-weight-complex="bold"/>
    </style:style>
    <style:style style:name="P122" style:family="paragraph" style:parent-style-name="Standard">
      <style:text-properties fo:font-weight="bold" officeooo:rsid="00b7cc2f" officeooo:paragraph-rsid="00b7cc2f" fo:background-color="transparent" style:font-weight-asian="bold" style:font-weight-complex="bold"/>
    </style:style>
    <style:style style:name="P123" style:family="paragraph" style:parent-style-name="Standard">
      <style:text-properties fo:font-weight="bold" officeooo:rsid="004f11fd" officeooo:paragraph-rsid="00b7cc2f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24" style:font-weight-asian="bold" style:font-weight-complex="bold"/>
    </style:style>
    <style:style style:name="T3" style:family="text">
      <style:text-properties fo:font-weight="bold" officeooo:rsid="001fa22a" style:font-weight-asian="bold" style:font-weight-complex="bold"/>
    </style:style>
    <style:style style:name="T4" style:family="text">
      <style:text-properties fo:font-weight="bold" officeooo:rsid="00280f0d" style:font-weight-asian="bold" style:font-weight-complex="bold"/>
    </style:style>
    <style:style style:name="T5" style:family="text">
      <style:text-properties fo:font-weight="bold" officeooo:rsid="003934ee" style:font-weight-asian="bold" style:font-weight-complex="bold"/>
    </style:style>
    <style:style style:name="T6" style:family="text">
      <style:text-properties fo:font-weight="bold" officeooo:rsid="0043071d" style:font-weight-asian="bold" style:font-weight-complex="bold"/>
    </style:style>
    <style:style style:name="T7" style:family="text">
      <style:text-properties fo:font-weight="bold" officeooo:rsid="008239d1" style:font-weight-asian="bold" style:font-weight-complex="bold"/>
    </style:style>
    <style:style style:name="T8" style:family="text">
      <style:text-properties fo:font-weight="bold" officeooo:rsid="00857ef5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8dd56a" fo:background-color="transparent" loext:char-shading-value="0" style:font-weight-asian="bold" style:font-weight-complex="bold"/>
    </style:style>
    <style:style style:name="T11" style:family="text">
      <style:text-properties fo:font-weight="bold" officeooo:rsid="00992019" fo:background-color="transparent" loext:char-shading-value="0" style:font-weight-asian="bold" style:font-weight-complex="bold"/>
    </style:style>
    <style:style style:name="T12" style:family="text">
      <style:text-properties officeooo:rsid="0024831b"/>
    </style:style>
    <style:style style:name="T13" style:family="text">
      <style:text-properties officeooo:rsid="002660f1"/>
    </style:style>
    <style:style style:name="T14" style:family="text">
      <style:text-properties officeooo:rsid="00291397"/>
    </style:style>
    <style:style style:name="T15" style:family="text">
      <style:text-properties officeooo:rsid="002c05bd"/>
    </style:style>
    <style:style style:name="T16" style:family="text">
      <style:text-properties officeooo:rsid="0035a11a"/>
    </style:style>
    <style:style style:name="T17" style:family="text">
      <style:text-properties fo:background-color="#fff200" loext:char-shading-value="0"/>
    </style:style>
    <style:style style:name="T18" style:family="text">
      <style:text-properties fo:font-weight="normal" officeooo:rsid="0043071d" style:font-weight-asian="normal" style:font-weight-complex="normal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&lt;atribuição&gt; ::= <text:s/>&lt;variável&gt; := &lt;expressão&gt;</text:p>
      <text:p text:style-name="Standard"/>
      <text:p text:style-name="P11">first(1):</text:p>
      <text:p text:style-name="P11"><text:tab/><text:span text:style-name="T14">&lt;id&gt;</text:span></text:p>
      <text:p text:style-name="P11"/>
      <text:p text:style-name="P11">1 regra – LL(1)</text:p>
      <text:p text:style-name="Standard"/>
      <text:p text:style-name="P110">&lt;comando&gt; ::= </text:p>
      <text:p text:style-name="P110"><text:tab/>&lt;atribuição&gt; </text:p>
      <text:p text:style-name="P110"><text:tab/>| &lt;condicional&gt; </text:p>
      <text:p text:style-name="P110"><text:tab/>| &lt;iterativo&gt; </text:p>
      <text:p text:style-name="P110"><text:tab/>| &lt;comando-composto&gt;</text:p>
      <text:p text:style-name="Standard"/>
      <text:p text:style-name="P3">first(1):</text:p>
      <text:p text:style-name="P3"><text:s text:c="7"/><text:tab/><text:span text:style-name="T14">&lt;</text:span>id<text:span text:style-name="T14">&gt;</text:span></text:p>
      <text:p text:style-name="P3"><text:tab/>if</text:p>
      <text:p text:style-name="P3"><text:tab/>while<text:tab/><text:tab/></text:p>
      <text:p text:style-name="Standard"><text:tab/><text:span text:style-name="T2">begin</text:span></text:p>
      <text:p text:style-name="P2"/>
      <text:p text:style-name="P5">LL(1)</text:p>
      <text:p text:style-name="P5"/>
      <text:p text:style-name="P110">&lt;comando-composto&gt; ::= </text:p>
      <text:p text:style-name="P110"><text:tab/>begin &lt;lista-de-comandos&gt; end</text:p>
      <text:p text:style-name="Standard"/>
      <text:p text:style-name="P10">first(1):</text:p>
      <text:p text:style-name="P88"><text:tab/><text:span text:style-name="T4">begin</text:span></text:p>
      <text:p text:style-name="P7"/>
      <text:p text:style-name="P7">1 regra - LL(1)</text:p>
      <text:p text:style-name="Standard"/>
      <text:p text:style-name="P110">&lt;condicional&gt; ::= </text:p>
      <text:p text:style-name="P110"><text:tab/>if &lt;expressão&gt; then &lt;comando&gt; ( else &lt;comando&gt; | &lt;vazio&gt; )</text:p>
      <text:p text:style-name="P7"/>
      <text:p text:style-name="P9">first(1):</text:p>
      <text:p text:style-name="P9"><text:tab/><text:span text:style-name="T13">if</text:span></text:p>
      <text:p text:style-name="P9"/>
      <text:p text:style-name="P7">1 regra – LL(1)</text:p>
      <text:p text:style-name="P7"/>
      <text:p text:style-name="P115">( else &lt;comando&gt; | &lt;vazio&gt; )</text:p>
      <text:p text:style-name="P82"/>
      <text:p text:style-name="P7">first(1):</text:p>
      <text:p text:style-name="P83"><text:tab/><text:span text:style-name="T3">else</text:span></text:p>
      <text:p text:style-name="P83"><text:tab/> <text:span text:style-name="T1">;</text:span></text:p>
      <text:p text:style-name="P83"/>
      <text:p text:style-name="P12">LL(1)</text:p>
      <text:p text:style-name="P12"/>
      <text:p text:style-name="P113">&lt;corpo&gt; ::= </text:p>
      <text:p text:style-name="P110"><text:tab/>&lt;declarações&gt; &lt;comando-composto&gt;</text:p>
      <text:p text:style-name="P84"/>
      <text:p text:style-name="P48">first(1):</text:p>
      <text:p text:style-name="P44"><text:soft-page-break/><text:tab/><text:span text:style-name="T15">var</text:span></text:p>
      <text:p text:style-name="P84"/>
      <text:p text:style-name="P45">1 regra – LL(1)</text:p>
      <text:p text:style-name="Standard"/>
      <text:p text:style-name="P110">&lt;declaração-de-variável&gt; ::= </text:p>
      <text:p text:style-name="P110"><text:tab/>var &lt;lista-de-ids&gt; : &lt;tipo&gt;</text:p>
      <text:p text:style-name="P84"/>
      <text:p text:style-name="P8">first(1):</text:p>
      <text:p text:style-name="P47"><text:tab/><text:span text:style-name="T12">var</text:span></text:p>
      <text:p text:style-name="P47"/>
      <text:p text:style-name="P46">1 regra – LL(1)</text:p>
      <text:p text:style-name="Standard"/>
      <text:p text:style-name="P110">&lt;declarações&gt; ::= (&lt;declaração-de-variável&gt; <text:s/>;)*</text:p>
      <text:p text:style-name="Standard"/>
      <text:p text:style-name="P13">first(1):</text:p>
      <text:p text:style-name="P49"><text:tab/><text:span text:style-name="T12">var</text:span></text:p>
      <text:p text:style-name="P49"/>
      <text:p text:style-name="P49">1 regra – LL(1)</text:p>
      <text:p text:style-name="Standard"><text:tab/></text:p>
      <text:p text:style-name="P110">&lt;expressão&gt; ::= &lt;expressão-simples&gt; (&lt;op-rel&gt; &lt;expressão-simples&gt; | &lt;vazio&gt;)</text:p>
      <text:p text:style-name="Standard"/>
      <text:p text:style-name="P14">first(1):</text:p>
      <text:p text:style-name="P50"><text:tab/><text:span text:style-name="T16">&lt;id&gt;</text:span></text:p>
      <text:p text:style-name="P89"><text:tab/><text:span text:style-name="T1">&lt;bool-lit&gt; </text:span></text:p>
      <text:p text:style-name="P15"><text:tab/>&lt;int-lit&gt; </text:p>
      <text:p text:style-name="P15"><text:tab/>&lt;float-lit&gt; </text:p>
      <text:p text:style-name="P89"><text:tab/><text:span text:style-name="T5">(</text:span></text:p>
      <text:p text:style-name="P30"/>
      <text:p text:style-name="P75"><text:s/>LL(1)</text:p>
      <text:p text:style-name="P75"/>
      <text:p text:style-name="P116">(&lt;op-rel&gt; &lt;expressão-simples&gt; | &lt;vazio&gt;)</text:p>
      <text:p text:style-name="P43"/>
      <text:p text:style-name="P29">first(1):</text:p>
      <text:p text:style-name="P108"><text:tab/><text:span text:style-name="T9">&lt; </text:span></text:p>
      <text:p text:style-name="P61"><text:tab/> &gt; </text:p>
      <text:p text:style-name="P61"><text:tab/>&lt;= </text:p>
      <text:p text:style-name="P61"><text:tab/>&gt;= </text:p>
      <text:p text:style-name="P61"><text:tab/>= </text:p>
      <text:p text:style-name="P61"><text:tab/>&lt;&gt;</text:p>
      <text:p text:style-name="P61"/>
      <text:p text:style-name="P68">LL(1)</text:p>
      <text:p text:style-name="P89"/>
      <text:p text:style-name="P110">&lt;expressão-simples&gt; ::= &lt;termo&gt; (&lt;op-ad&gt; &lt;termo&gt;)*</text:p>
      <text:p text:style-name="Standard"/>
      <text:p text:style-name="P16">first(1):</text:p>
      <text:p text:style-name="P51"><text:tab/><text:span text:style-name="T16">&lt;id&gt;</text:span></text:p>
      <text:p text:style-name="P90"><text:tab/><text:span text:style-name="T1">&lt;bool-lit&gt; </text:span></text:p>
      <text:p text:style-name="P16"><text:tab/>&lt;int-lit&gt; </text:p>
      <text:p text:style-name="P16"><text:tab/>&lt;float-lit&gt; </text:p>
      <text:p text:style-name="P90"><text:soft-page-break/><text:tab/><text:span text:style-name="T5">(</text:span></text:p>
      <text:p text:style-name="P31"/>
      <text:p text:style-name="P76"><text:s/>LL(1)</text:p>
      <text:p text:style-name="Standard"><text:tab/></text:p>
      <text:p text:style-name="P111"><text:s/>(&lt;op-ad&gt; &lt;termo&gt;)*</text:p>
      <text:p text:style-name="P87"/>
      <text:p text:style-name="P28">first(1):</text:p>
      <text:p text:style-name="P107"><text:tab/><text:span text:style-name="T9">+ </text:span></text:p>
      <text:p text:style-name="P60"><text:tab/> - </text:p>
      <text:p text:style-name="P60"><text:tab/>or</text:p>
      <text:p text:style-name="P28"/>
      <text:p text:style-name="P69">LL(1)</text:p>
      <text:p text:style-name="P87"/>
      <text:p text:style-name="P84">&lt;fator&gt; ::= </text:p>
      <text:p text:style-name="P84"><text:tab/>&lt;variável&gt; </text:p>
      <text:p text:style-name="P84"><text:tab/>| &lt;literal&gt; </text:p>
      <text:p text:style-name="P84"><text:tab/>| "(" &lt;expressão&gt; ")"</text:p>
      <text:p text:style-name="P84"/>
      <text:p text:style-name="P17">first(1):</text:p>
      <text:p text:style-name="P52"><text:tab/><text:span text:style-name="T16">&lt;id&gt;</text:span></text:p>
      <text:p text:style-name="P91"><text:tab/><text:span text:style-name="T1">&lt;bool-lit&gt; </text:span></text:p>
      <text:p text:style-name="P17"><text:tab/>&lt;int-lit&gt; </text:p>
      <text:p text:style-name="P17"><text:tab/>&lt;float-lit&gt; </text:p>
      <text:p text:style-name="P91"><text:tab/><text:span text:style-name="T5">(</text:span></text:p>
      <text:p text:style-name="P32"/>
      <text:p text:style-name="P77"><text:s/>LL(1)</text:p>
      <text:p text:style-name="Standard"><text:tab/> <text:tab/></text:p>
      <text:p text:style-name="P110">&lt;iterativo&gt; ::= </text:p>
      <text:p text:style-name="P110"><text:tab/>while &lt;expressão&gt; do &lt;comando&gt;</text:p>
      <text:p text:style-name="P84"/>
      <text:p text:style-name="P54">first(1):</text:p>
      <text:p text:style-name="P54"><text:tab/><text:span text:style-name="T15">var</text:span></text:p>
      <text:p text:style-name="P85"/>
      <text:p text:style-name="P54">1 regra – LL(1)</text:p>
      <text:p text:style-name="Standard"/>
      <text:p text:style-name="P110">&lt;lista-de-comandos&gt; ::= (&lt;comando&gt; ;)*</text:p>
      <text:p text:style-name="Standard"/>
      <text:p text:style-name="P4">first(1):</text:p>
      <text:p text:style-name="P4"><text:s text:c="7"/><text:tab/><text:span text:style-name="T14">&lt;</text:span>id<text:span text:style-name="T14">&gt;</text:span></text:p>
      <text:p text:style-name="P4"><text:tab/>if</text:p>
      <text:p text:style-name="P4"><text:tab/>while<text:tab/><text:tab/></text:p>
      <text:p text:style-name="P93"><text:tab/><text:span text:style-name="T2">begin</text:span></text:p>
      <text:p text:style-name="P4"/>
      <text:p text:style-name="P4">LL(1)</text:p>
      <text:p text:style-name="Standard"/>
      <text:p text:style-name="P110">&lt;lista-de-ids&gt; ::= &lt;id&gt; (, &lt;id&gt; )*</text:p>
      <text:p text:style-name="P84"/>
      <text:p text:style-name="P62">first(1):</text:p>
      <text:p text:style-name="Standard"><text:tab/><text:span text:style-name="T6">&lt;id&gt;</text:span></text:p>
      <text:p text:style-name="P35"><text:soft-page-break/></text:p>
      <text:p text:style-name="P6">LL(1)</text:p>
      <text:p text:style-name="P19"/>
      <text:p text:style-name="P42">(, &lt;id&gt; )*</text:p>
      <text:p text:style-name="P42"/>
      <text:p text:style-name="P63">first(1):</text:p>
      <text:p text:style-name="P106"><text:tab/><text:span text:style-name="T18">,</text:span></text:p>
      <text:p text:style-name="P36"/>
      <text:p text:style-name="P80">LL(1)</text:p>
      <text:p text:style-name="Standard"/>
      <text:p text:style-name="P110">&lt;literal&gt; ::= </text:p>
      <text:p text:style-name="P110"><text:tab/>&lt;bool-lit&gt; </text:p>
      <text:p text:style-name="P110"><text:tab/>| &lt;int-lit&gt; </text:p>
      <text:p text:style-name="P112"><text:tab/>| &lt;float-lit&gt;</text:p>
      <text:p text:style-name="P86"/>
      <text:p text:style-name="P20">first(1):</text:p>
      <text:p text:style-name="P95"><text:tab/><text:span text:style-name="T1">&lt;bool-lit&gt; </text:span></text:p>
      <text:p text:style-name="P20"><text:tab/>&lt;int-lit&gt; </text:p>
      <text:p text:style-name="P20"><text:tab/>&lt;float-lit&gt; </text:p>
      <text:p text:style-name="P33"/>
      <text:p text:style-name="P78"><text:s/>LL(1)</text:p>
      <text:p text:style-name="P94"><text:s/></text:p>
      <text:p text:style-name="P110">&lt;op-ad&gt; ::= </text:p>
      <text:p text:style-name="P110"><text:tab/>+ </text:p>
      <text:p text:style-name="P110"><text:tab/>| - </text:p>
      <text:p text:style-name="P110"><text:tab/>| or</text:p>
      <text:p text:style-name="P110"/>
      <text:p text:style-name="P21">first(1):</text:p>
      <text:p text:style-name="P96"><text:tab/><text:span text:style-name="T9">+ </text:span></text:p>
      <text:p text:style-name="P55"><text:tab/> - </text:p>
      <text:p text:style-name="P55"><text:tab/>or</text:p>
      <text:p text:style-name="P21"/>
      <text:p text:style-name="P37">LL(1)</text:p>
      <text:p text:style-name="Standard"/>
      <text:p text:style-name="P110">&lt;op-mul&gt; ::= </text:p>
      <text:p text:style-name="P110"><text:tab/>* </text:p>
      <text:p text:style-name="P110"><text:tab/>| / </text:p>
      <text:p text:style-name="P110"><text:tab/>| and</text:p>
      <text:p text:style-name="Standard"/>
      <text:p text:style-name="P22">first(1):</text:p>
      <text:p text:style-name="P97"><text:tab/><text:span text:style-name="T9">* </text:span></text:p>
      <text:p text:style-name="P56"><text:tab/>/ </text:p>
      <text:p text:style-name="P56"><text:tab/>and</text:p>
      <text:p text:style-name="P22"/>
      <text:p text:style-name="P38">LL(1)</text:p>
      <text:p text:style-name="P38"/>
      <text:p text:style-name="P118">&lt;op-rel&gt; ::= </text:p>
      <text:p text:style-name="P118"><text:tab/>&lt; </text:p>
      <text:p text:style-name="P118"><text:tab/>| &gt; </text:p>
      <text:p text:style-name="P118"><text:soft-page-break/><text:tab/>| &lt;= </text:p>
      <text:p text:style-name="P118"><text:tab/>| &gt;= </text:p>
      <text:p text:style-name="P118"><text:tab/>| = </text:p>
      <text:p text:style-name="P118"><text:tab/>| &lt;&gt;</text:p>
      <text:p text:style-name="P41"/>
      <text:p text:style-name="P23">first(1):</text:p>
      <text:p text:style-name="P98"><text:tab/><text:span text:style-name="T9">&lt; </text:span></text:p>
      <text:p text:style-name="P57"><text:tab/> &gt; </text:p>
      <text:p text:style-name="P57"><text:tab/>&lt;= </text:p>
      <text:p text:style-name="P57"><text:tab/>&gt;= </text:p>
      <text:p text:style-name="P57"><text:tab/>= </text:p>
      <text:p text:style-name="P57"><text:tab/>&lt;&gt;</text:p>
      <text:p text:style-name="P81"/>
      <text:p text:style-name="P70">LL(1)</text:p>
      <text:p text:style-name="Standard"/>
      <text:p text:style-name="P110">&lt;programa&gt; ::= </text:p>
      <text:p text:style-name="P110"><text:tab/>program &lt;id&gt; ; &lt;corpo&gt; .</text:p>
      <text:p text:style-name="P84"/>
      <text:p text:style-name="P73">first(1):</text:p>
      <text:p text:style-name="Standard"><text:tab/><text:span text:style-name="T7">program</text:span></text:p>
      <text:p text:style-name="P71">LL(1)</text:p>
      <text:p text:style-name="P71"/>
      <text:p text:style-name="P110">&lt;seletor&gt; ::= ( "[" &lt;expressão&gt; "]" )*</text:p>
      <text:p text:style-name="P119"/>
      <text:p text:style-name="P74">first(1):</text:p>
      <text:p text:style-name="P99"><text:tab/><text:span text:style-name="T8">[</text:span></text:p>
      <text:p text:style-name="P72"/>
      <text:p text:style-name="P72">LL(1)</text:p>
      <text:p text:style-name="Standard"><text:tab/></text:p>
      <text:p text:style-name="P109"><text:span text:style-name="T17">&lt;termo&gt; ::= &lt;fator&gt; (&lt;op-mul&gt; &lt;fator&gt;)*</text:span> </text:p>
      <text:p text:style-name="Standard"/>
      <text:p text:style-name="P18">first(1):</text:p>
      <text:p text:style-name="P53"><text:tab/><text:span text:style-name="T16">&lt;id&gt;</text:span></text:p>
      <text:p text:style-name="P92"><text:tab/><text:span text:style-name="T1">&lt;bool-lit&gt; </text:span></text:p>
      <text:p text:style-name="P18"><text:tab/>&lt;int-lit&gt; </text:p>
      <text:p text:style-name="P18"><text:tab/>&lt;float-lit&gt; </text:p>
      <text:p text:style-name="P92"><text:tab/><text:span text:style-name="T5">(</text:span></text:p>
      <text:p text:style-name="P34"/>
      <text:p text:style-name="P79"><text:s/>LL(1)</text:p>
      <text:p text:style-name="P53"/>
      <text:p text:style-name="P117"><text:span text:style-name="T17">(&lt;op-mul&gt; &lt;fator&gt;)*</text:span> </text:p>
      <text:p text:style-name="P58"/>
      <text:p text:style-name="P24">first(1):</text:p>
      <text:p text:style-name="P100"><text:tab/><text:span text:style-name="T9">* </text:span></text:p>
      <text:p text:style-name="P59"><text:tab/>/ </text:p>
      <text:p text:style-name="P59"><text:tab/>and</text:p>
      <text:p text:style-name="P24"/>
      <text:p text:style-name="P64">LL(1)</text:p>
      <text:p text:style-name="Standard"/>
      <text:p text:style-name="P110"><text:soft-page-break/>&lt;tipo&gt; ::= &lt;tipo-agregado&gt; | &lt;tipo-simples&gt;</text:p>
      <text:p text:style-name="P110"/>
      <text:p text:style-name="P25">first(1):</text:p>
      <text:p text:style-name="P101"><text:tab/><text:span text:style-name="T10">array</text:span></text:p>
      <text:p text:style-name="P39"><text:tab/>integer </text:p>
      <text:p text:style-name="P102"><text:tab/><text:span text:style-name="T1">real </text:span></text:p>
      <text:p text:style-name="P39"><text:tab/>boolean</text:p>
      <text:p text:style-name="P39"/>
      <text:p text:style-name="P65">LL(1)</text:p>
      <text:p text:style-name="Standard"/>
      <text:p text:style-name="P114">&lt;tipo-agregado&gt; ::= array [ &lt;literal&gt; .. &lt;literal&gt; ] of &lt;tipo&gt;</text:p>
      <text:p text:style-name="P1"/>
      <text:p text:style-name="P26">first(1):</text:p>
      <text:p text:style-name="P103"><text:tab/><text:span text:style-name="T10">array</text:span></text:p>
      <text:p text:style-name="P26"/>
      <text:p text:style-name="P66">LL(1)</text:p>
      <text:p text:style-name="Standard"/>
      <text:p text:style-name="P110">&lt;tipo-simples&gt; ::= </text:p>
      <text:p text:style-name="P110"><text:tab/>integer </text:p>
      <text:p text:style-name="P110"><text:tab/>| real </text:p>
      <text:p text:style-name="P110"><text:tab/>| boolean</text:p>
      <text:p text:style-name="P84"/>
      <text:p text:style-name="P40">first(1):</text:p>
      <text:p text:style-name="P40"><text:tab/>integer </text:p>
      <text:p text:style-name="P104"><text:tab/><text:span text:style-name="T1">real </text:span></text:p>
      <text:p text:style-name="P40"><text:tab/>boolean</text:p>
      <text:p text:style-name="P40"/>
      <text:p text:style-name="P67">LL(1)</text:p>
      <text:p text:style-name="Standard"/>
      <text:p text:style-name="P110">&lt;variável&gt; ::= </text:p>
      <text:p text:style-name="P110"><text:tab/>&lt;id&gt; &lt;seletor&gt;</text:p>
      <text:p text:style-name="P84"/>
      <text:p text:style-name="P27">first(1):</text:p>
      <text:p text:style-name="P105"><text:tab/><text:span text:style-name="T11">&lt;id&gt;</text:span></text:p>
      <text:p text:style-name="P27"/>
      <text:p text:style-name="P121">LL(1)</text:p>
      <text:p text:style-name="P121"/>
      <text:p text:style-name="P122"><text:span text:style-name="T20">bool-lit := true | false</text:span></text:p>
      <text:p text:style-name="P123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25:49.523967062</meta:creation-date>
    <dc:date>2019-02-28T14:29:50.423995489</dc:date>
    <meta:editing-duration>PT5H42M30S</meta:editing-duration>
    <meta:editing-cycles>120</meta:editing-cycles>
    <meta:generator>LibreOffice/6.2.0.3$Linux_X86_64 LibreOffice_project/20$Build-3</meta:generator>
    <meta:document-statistic meta:table-count="0" meta:image-count="0" meta:object-count="0" meta:page-count="6" meta:paragraph-count="202" meta:word-count="333" meta:character-count="2250" meta:non-whitespace-character-count="1890"/>
  </office:meta>
</office:document-meta>
</file>